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1A929FF0C3ACEA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448ab" officeooo:paragraph-rsid="000448ab"/>
    </style:style>
    <style:style style:name="P2" style:family="paragraph" style:parent-style-name="Standard">
      <style:paragraph-properties fo:text-align="start" style:justify-single-word="false"/>
      <style:text-properties officeooo:rsid="000448ab" officeooo:paragraph-rsid="000448ab"/>
    </style:style>
    <style:style style:name="P3" style:family="paragraph" style:parent-style-name="Text_20_body">
      <style:paragraph-properties fo:text-align="start" style:justify-single-word="false"/>
      <style:text-properties officeooo:rsid="000448ab" officeooo:paragraph-rsid="000448a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ry Potter and Markov chains.</text:p>
      <text:p text:style-name="P1"/>
      <text:p text:style-name="P3">Есть такая забавная штука - называется цепи Маркова. Говоря умными словами это последовательность случайных событий в которой вероятность возникновения следующего события зависит только от некоторого количества предыдущих событий. Эта забавная штука работает во множестве разных мест, начиная от предсказания курсов акций на бирже и заканчивая предсказанием того какое слово вы собираетесь набрать в вашем смартфоне. А ещё в анализе цепочек генов, компрессии данных, картографии и других местах. Ещё эту штуку используют при распознавании и создании голосовых сообщений, создании с помощью компьютера музыки и текстов. Работает она совсем просто. <text:line-break/>Возьмём, к примеру, текст какой нибудь книжки. В нём слова идут одно за другим. Можно сказать, что появление каждого следующего слова в тексте это событие. Каждое конкретное слово возникает в тексте с определённой вероятностью, и эта вероятность зависит от предыдущих слов. Например в книге "Война и мир" появление слова Безухов после слова Пьер имеет намного большую вероятность чем слова Наполеон. Мы можем проанализировать текст книги "Война и мир" и посчитать сколько раз одно слово повторяется после другого для всех слов в тексте, записать эти данные в таблицу, а потом, пользуясь этой таблицей, довольно точно угадывать какое слово будет следующим после любого из слов встречающихся в книге. То есть пользуясь такой таблицей можно создать новый текст в стиле Льва Толстого выбирая случайным образом слова из таблицы вероятность появления которых в тексте максимальна. Конечно глобального смысла в таком тексте не будет. Каждое предложение не будет связано с другими но сам стиль написания должен быть очень похож на авторский. И каждое отдельное предложение даже может иметь смысл само по себе. Основываясь на этом алгоритме даже делают программы, которые ищут плагиат или просто похожие тексты или музыку. Когда Гугл блокирует ваше видео потому, что он обнаружил там музыку принадлежащую кому-то другому, он использует похожий алгоритм для поиска только вместо слов использует звуки.<text:line-break/>Виртуальные клавиатуры смартфонов, которые подсказывают слова, которые вы с большой вероятностью напечатаете следующими, делают это на основе такой же таблицы вероятностей слов созданной для языка на котором вы печатаете и на основе напечатанных вами ранее слов. Например, после анализа текста, который вы печатали раньше, ваш телефон, после набранной фразы "Я пошел на" подскажет "работу", после "Я пошел в" - "кино" потому что вы раньше писали такие фразы, а вот слово "абрикос" он вам не подскажет потому что фразу "Я пошел в абрикос" вы не писали никогда и её вероятность равна нулю. И ещё чем длиннее фраза предшествующая предсказываемому слову, то есть чем от большего количества предыдущих слов зависит следующее тем больше вероятность правильного предсказания. Предыдущие фразы называются N-граммами. Если анализируется с какой вероятность одно слово повторяется после другого то такие пары слов называются биграммой, если учитывается два предыдущих слова после которых идёт третье с некоторой вероятностью то такие словосочетания называются триграммами и т.д. В целом теоретически чем больше порядок этой N-граммы тем более красивый и похожий на оригинал текст должен получаться. Например если мы используем таблицу вероятностей для биграмм то есть учитываем только одно предыдущее <text:soft-page-break/>слово, то после напечатанного слова "Я" будет очень много возможных слов, которые в принципе с некой вероятностью встречаются после "Я". А если мы используем триграммы то после словосочетания "Я пошел" вариантов будет всего два "на" и "в", остальные варианты вроде "через" или "под" скорее всего в тексте вообще не встретятся или будут иметь очень низкую вероятность. То есть предсказание будет намного более точным.</text:p>
      <text:section text:style-name="Sect1" text:name="js_u">
        <text:p text:style-name="Text_20_body">Короче говоря, если компьютер таким образом проанализирует "Войну и мир" то он начнёт генерировать предложения в стиле Льва Тостого, а если проанализирует Библию то будет выдавать фразы про Иисуса и евреев в эпическом стиле. А после анализа обеих этих книжек сразу - будет выдавать что-то про Иисуса Безухова и евреев в войне против Наполеона. <draw:frame draw:style-name="fr1" draw:name="Image1" text:anchor-type="as-char" svg:width="0.1665in" svg:height="0.1665in" draw:z-index="0"><draw:image xlink:href="Pictures/1000020100000010000000101A929FF0C3ACEAED.png" xlink:type="simple" xlink:show="embed" xlink:actuate="onLoad"/></draw:frame>:)</text:p>
        <text:p text:style-name="Text_20_body">В интернете можно найти множество подобных программ работающих с биграммами, так как их совсем просто написать, а вот для того чтобы поиграться с анализом и генерацией текстов на основе N-грамм более высоких порядков, программ в общем-то и нет. По крайней мере я не смог найти ни одну. Основная проблема при создании таких программ в том, что объём памяти, требуемый для хранения таблицы вероятностей растёт экспоненциально. Например в Библии 52000 уникальных слов. Для хранения вероятностей для всех этих слов требуется 52000*52000*8=21632000000 байтов, то есть 21 гигабайт, а для триграмм 52000*52000*52000*8=1124864 гигабайта. Очевидно что столько не поместится в памяти ни одного настольного компьютера. Но мне всегда хотелось посмотреть что будет если сгенерировать текст основываясь на таблице вероятностей для шести или даже больше слов. </text:p>
        <text:p text:style-name="Text_20_body">В конечном итоге вчера я сделал такую программу. Она хранит только вероятности большие нуля и соответственно потребляет памяти намного меньше. Поэтому может работать с N-граммами где N намного больше шести. </text:p>
        <text:p text:style-name="Text_20_body">Сегодня немного поигрался. Для начала установил N равное 6 и скормил ей Библию, но эта зараза запомнила её полностью и выдавала точные фразы их книги, а свои не хотела выдумывать. Потом я слепил в кучу Библию и все тома Войны и мира. Получилось 12 мегабайт текста, но она всё равно запомнила его полностью. Поэтому я начал понемногу уменьшать её мозговитость, понижая значение N. Когда N стало равным 3 она таки не смогла всё запомнить и начала выдавать отсебятину. Но из-за того что N очень маленькое предложения не отличаются особой благозвучностью. Короче говоря, похоже надо опять увеличить N и скармливать ей намного больше литературы для обучения. Я пока придумал добавить "Похождения бравого солдата Швейка" и тут моя фантазия меня подводит. Не знаю что ещё добавить. Хочется добавлять классические тексты, которые все знают чтобы в сгенерированных текстах можно было узнавать части известных книжек. Чтобы было забавно. <draw:frame draw:style-name="fr1" draw:name="Image2" text:anchor-type="as-char" svg:width="0.1665in" svg:height="0.1665in" draw:z-index="1"><draw:image xlink:href="Pictures/1000020100000010000000101A929FF0C3ACEAED.png" xlink:type="simple" xlink:show="embed" xlink:actuate="onLoad"/></draw:frame>:)<text:line-break/>Пока на основе Библии и Войны и мира при N=3 оно выдаёт вот такие перлы. <draw:frame draw:style-name="fr1" draw:name="Image3" text:anchor-type="as-char" svg:width="0.1665in" svg:height="0.1665in" draw:z-index="2"><draw:image xlink:href="Pictures/1000020100000010000000101A929FF0C3ACEAED.png" xlink:type="simple" xlink:show="embed" xlink:actuate="onLoad"/></draw:frame>:)</text:p>
        <text:p text:style-name="Text_20_body">"Пьер вышел и проходил по всей Галилее и Самарии и умертвил всех царских сыновей и двадцать пять тысяч тростей до восточной границы участка. И сказал вот я дом Амана врага Иудеев умертвили они, а на остальных, я обращаю внимание только на этих людей, сжигать дома и вышел из Массифы и обратился к Михайлу Михайловичу рассказывал анекдот."</text:p>
        <text:p text:style-name="Text_20_body"><text:soft-page-break/>Добавил только что Швейка и N=4</text:p>
        <text:p text:style-name="Text_20_body">"Несмотря на то что доктора лечили его пускали кровь и давали пить лекарства он все таки предпочитал ее Мари и всем другим женщинам и теперь вновь особенно после того как вышли погнавшиеся за ними."</text:p>
        <text:p text:style-name="Text_20_body">"– Я должен вам сказать всю правду выражалось недоброжелательство княжны Марьи к своей будущей невестке что ей хотелось это сказать и она только в первую минуту много спрашивала о том куда и откуда стрелять и куда скакать конным и куда бежать пешим солдатам."</text:p>
        <text:p text:style-name="Text_20_body">"Даниил превосходил прочих князей и сатрапов потому что в этом состоит цель пчелы."</text:p>
        <text:p text:style-name="Text_20_body">Ниже особо шикарная фраза. Полностью синтезированная. Я был уверен что это цитата пока не проверил что такого предложения нет в обучающих текстах.</text:p>
        <text:p text:style-name="Text_20_body">"Но законоучитель был убежден что он один испытал и познал все прелести любви и так заманчиво описывал женщин что Пьер с любопытством слушал его."</text:p>
        <text:p text:style-name="Text_20_body">Дальше пока увеличивать N нет смысла ибо оно начинает запоминать обучающие тексты полностью и цитировать предложения оттуда. Нужно добавить больше обучающих текстов.</text:p>
        <text:p text:style-name="Text_20_body">P.S. Теперь будет с чем играться в свободное время. <draw:frame draw:style-name="fr1" draw:name="Image4" text:anchor-type="as-char" svg:width="0.1665in" svg:height="0.1665in" draw:z-index="3"><draw:image xlink:href="Pictures/1000020100000010000000101A929FF0C3ACEAED.png" xlink:type="simple" xlink:show="embed" xlink:actuate="onLoad"/></draw:frame>:)</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08:57:44.994236883</meta:creation-date>
    <dc:date>2018-09-28T16:14:21.532427457</dc:date>
    <meta:editing-duration>PT2H11M27S</meta:editing-duration>
    <meta:editing-cycles>2</meta:editing-cycles>
    <meta:generator>LibreOffice/5.1.6.2$Linux_X86_64 LibreOffice_project/10m0$Build-2</meta:generator>
    <meta:document-statistic meta:table-count="0" meta:image-count="4" meta:object-count="0" meta:page-count="3" meta:paragraph-count="15" meta:word-count="1146" meta:character-count="7602" meta:non-whitespace-character-count="6468"/>
  </office:meta>
</office:document-meta>
</file>